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2" calcext:value-type="float">
            <text:p>1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08:41:13.610288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0T08:58:10.408933286</dc:date>
    <dc:creator>Jesus Castagnetto</dc:creator>
    <meta:editing-duration>P7DT9H58M8S</meta:editing-duration>
    <meta:editing-cycles>629</meta:editing-cycles>
    <meta:generator>LibreOffice/7.1.5.2$Linux_X86_64 LibreOffice_project/10$Build-2</meta:generator>
    <meta:document-statistic meta:table-count="1" meta:cell-count="6141" meta:object-count="0"/>
  </office:meta>
</office:document-meta>
</file>